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301127288839076848"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text:soft-page-break/></text:p>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text:soft-page-break/>–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text:soft-page-break/></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text:soft-page-break/></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text:soft-page-break/>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text:soft-page-break/>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text:soft-page-break/>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text:soft-page-break/></text:p>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soft-page-break/>…</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text:soft-page-break/>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text:soft-page-break/>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text:soft-page-break/>–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text:soft-page-break/></text:p>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text:soft-page-break/>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text:soft-page-break/></text:p>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text:soft-page-break/>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31T01:35:32</dc:date>
    <meta:editing-duration>P162DT5H2M27S</meta:editing-duration>
    <meta:editing-cycles>1037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6" meta:paragraph-count="5007" meta:word-count="109507" meta:character-count="696326"/>
  </office:meta>
</office:document-meta>
</file>